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style="italic" style:font-style-asian="italic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4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5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6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7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8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9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name="T10" style:parent-style-name="Fontdeparagrafimplicit" style:family="text">
      <style:text-properties style:font-name="Cambria" style:font-name-asian="Times New Roman" style:font-name-complex="Times New Roman" fo:font-size="12pt" style:font-size-asian="12pt" style:font-size-complex="12pt" style:language-asian="ro" style:country-asian="RO"/>
    </style:style>
    <style:style style:family="graphic" style:name="a6" style:parent-style-name="Graphics">
      <style:graphic-properties fo:border="0.01042in none" fo:background-color="transparent" fo:clip="rect(2.55809in, 8.97543in, 6.06974in, 3.0743in)"/>
    </style:style>
    <style:style style:family="graphic" style:name="a0" style:parent-style-name="Graphics">
      <style:graphic-properties fo:border="0.01042in none" fo:background-color="transparent" fo:clip="rect(2.60294in, 7.56806in, 5.28442in, 2.85745in)"/>
    </style:style>
    <style:style style:family="graphic" style:name="a1" style:parent-style-name="Graphics">
      <style:graphic-properties fo:border="0.01042in none" fo:background-color="transparent" fo:clip="rect(1.92975in, 8.48203in, 5.89023in, 2.89473in)"/>
    </style:style>
    <style:style style:family="graphic" style:name="a2" style:parent-style-name="Graphics">
      <style:graphic-properties fo:border="0.01042in none" fo:background-color="transparent" fo:clip="rect(2.55809in, 9.1102in, 6.09216in, 2.93953in)"/>
    </style:style>
    <style:style style:family="graphic" style:name="a3" style:parent-style-name="Graphics">
      <style:graphic-properties fo:border="0.01042in none" fo:background-color="transparent" fo:clip="rect(2.46828in, 8.99801in, 6.15955in, 2.93953in)"/>
    </style:style>
    <style:style style:family="graphic" style:name="a4" style:parent-style-name="Graphics">
      <style:graphic-properties fo:border="0.01042in none" fo:background-color="transparent" fo:clip="rect(2.33373in, 9.24479in, 5.64344in, 2.96194in)"/>
    </style:style>
    <style:style style:family="graphic" style:name="a5" style:parent-style-name="Graphics">
      <style:graphic-properties fo:border="0.01042in none" fo:background-color="transparent" fo:clip="rect(2.93954in, 9.04299in, 5.73314in, 3.00692in)"/>
    </style:style>
  </office:automatic-styles>
  <office:body>
    <office:text text:use-soft-page-breaks="true">
      <text:p text:style-name="P1">Cod sursă dezvoltat</text:p>
      <text:p text:style-name="P2">Limbaj Ladder Logic</text:p>
      <text:p text:style-name="P3"/>
      <text:p text:style-name="Normal"><text:span text:style-name="T4"><draw:frame draw:style-name="a0" draw:name="Imagine 5" text:anchor-type="as-char" svg:x="0in" svg:y="0in" svg:width="5.81488in" svg:height="2.49471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5"><draw:frame draw:style-name="a1" draw:name="Imagine 6" text:anchor-type="as-char" svg:x="0in" svg:y="0in" svg:width="4.94519in" svg:height="2.5178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6"><draw:frame draw:style-name="a2" draw:name="Imagine 7" text:anchor-type="as-char" svg:x="0in" svg:y="0in" svg:width="5.27469in" svg:height="2.21407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7"><draw:frame draw:style-name="a3" draw:name="Imagine 8" text:anchor-type="as-char" svg:x="0in" svg:y="0in" svg:width="5.15868in" svg:height="2.14251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8"><draw:frame draw:style-name="a4" draw:name="Imagine 9" text:anchor-type="as-char" svg:x="0in" svg:y="0in" svg:width="4.69198in" svg:height="2.624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9"><draw:frame draw:style-name="a5" draw:name="Imagine 10" text:anchor-type="as-char" svg:x="0in" svg:y="0in" svg:width="4.91336in" svg:height="2.04218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0"><draw:frame draw:style-name="a6" draw:name="Imagine 11" text:anchor-type="as-char" svg:x="0in" svg:y="0in" svg:width="5.01123in" svg:height="2.1241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t Microsoft</meta:initial-creator>
    <dc:creator>Cont Microsoft</dc:creator>
    <meta:creation-date>2022-05-22T10:18:00Z</meta:creation-date>
    <dc:date>2022-05-22T10:22:00Z</dc:date>
    <meta:template xlink:href="Normal" xlink:type="simple"/>
    <meta:editing-cycles>1</meta:editing-cycles>
    <meta:editing-duration>PT180S</meta:editing-duration>
    <meta:document-statistic meta:page-count="2" meta:paragraph-count="1" meta:word-count="8" meta:character-count="54" meta:row-count="1" meta:non-whitespace-character-count="47"/>
  </office:meta>
</office:document-meta>
</file>